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5cm" fo:min-width="1.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marker-start-width="0.3cm" draw:fill="none" draw:textarea-vertical-align="middle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0.45cm" fo:min-width="1.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start="Arrow" draw:marker-start-width="0.3cm" draw:fill="none" draw:textarea-vertical-align="middle"/>
    </style:style>
    <style:style style:name="gr8" style:family="graphic" style:parent-style-name="objectwithoutfill">
      <style:graphic-properties svg:stroke-width="0.1cm" svg:stroke-color="#ff3333" draw:marker-start="Arrow" draw:marker-start-width="0.3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fill-color="#66ffff" draw:textarea-horizontal-align="justify" draw:textarea-vertical-align="middle" draw:auto-grow-height="false" fo:min-height="0.45cm" fo:min-width="2.4cm"/>
    </style:style>
    <style:style style:name="gr10" style:family="graphic" style:parent-style-name="standard">
      <style:graphic-properties draw:fill-color="#ffff99" draw:textarea-horizontal-align="justify" draw:textarea-vertical-align="middle" draw:auto-grow-height="false" fo:min-height="0.45cm" fo:min-width="1.298cm"/>
    </style:style>
    <style:style style:name="gr11" style:family="graphic" style:parent-style-name="standard">
      <style:graphic-properties draw:textarea-horizontal-align="left" draw:textarea-vertical-align="top" draw:auto-grow-height="false" fo:min-height="1.751cm" fo:min-width="3.801cm" fo:padding-top="0cm" fo:padding-bottom="0cm" fo:padding-left="0cm" fo:padding-right="0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18pt"/>
    </style:style>
    <style:style style:name="P3" style:family="paragraph">
      <loext:graphic-properties draw:fill="none"/>
      <style:paragraph-properties fo:text-align="center"/>
      <style:text-properties fo:font-size="8pt" style:font-size-asian="8pt"/>
    </style:style>
    <style:style style:name="P4" style:family="paragraph">
      <loext:graphic-properties draw:fill-color="#ffff99"/>
      <style:paragraph-properties fo:text-align="center"/>
      <style:text-properties fo:font-size="8pt" style:font-size-asian="8pt" style:font-size-complex="18pt"/>
    </style:style>
    <style:style style:name="P5" style:family="paragraph">
      <loext:graphic-properties draw:fill-color="#66ffff"/>
      <style:paragraph-properties fo:text-align="center"/>
      <style:text-properties fo:font-size="8pt" style:font-size-asian="8pt" style:font-size-complex="18pt"/>
    </style:style>
    <style:style style:name="P6" style:family="paragraph">
      <style:paragraph-properties fo:text-align="start">
        <style:tab-stops/>
      </style:paragraph-properties>
    </style:style>
    <style:style style:name="P7" style:family="paragraph">
      <style:paragraph-properties fo:text-align="start">
        <style:tab-stops/>
      </style:paragraph-properties>
      <style:text-properties fo:font-size="8pt" style:font-size-asian="8pt"/>
    </style:style>
    <style:style style:name="T1" style:family="text">
      <style:text-properties fo:font-size="8pt" style:font-size-asian="8pt" style:font-size-complex="18pt"/>
    </style:style>
    <style:style style:name="T2" style:family="text">
      <style:text-properties fo:font-size="8pt" style:font-size-asian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2.1cm" svg:height="1.4cm" svg:x="5.1cm" svg:y="3.1cm">
          <text:p text:style-name="P1"><text:span text:style-name="T1">DRV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966cm" svg:y1="2.6cm" svg:x2="3.966cm" svg:y2="18.4cm">
          <text:p/>
        </draw:line>
        <draw:custom-shape draw:style-name="gr1" draw:text-style-name="P2" draw:layer="layout" svg:width="2.1cm" svg:height="1.4cm" svg:x="9.4cm" svg:y="3.1cm">
          <text:p text:style-name="P1"><text:span text:style-name="T1">TG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866cm" svg:y1="2.6cm" svg:x2="8.866cm" svg:y2="18.4cm">
          <text:p/>
        </draw:line>
        <draw:line draw:style-name="gr2" draw:text-style-name="P3" draw:layer="layout" svg:x1="12.666cm" svg:y1="2.6cm" svg:x2="12.666cm" svg:y2="18.4cm">
          <text:p/>
        </draw:line>
        <draw:line draw:style-name="gr3" draw:text-style-name="P3" draw:layer="layout" svg:x1="3.2cm" svg:y1="5cm" svg:x2="6.1cm" svg:y2="5cm">
          <text:p text:style-name="P1"><text:span text:style-name="T2">ABTS</text:span></text:p>
        </draw:line>
        <draw:line draw:style-name="gr3" draw:text-style-name="P3" draw:layer="layout" svg:x1="7cm" svg:y1="5.5cm" svg:x2="9.9cm" svg:y2="5.5cm">
          <text:p text:style-name="P1"><text:span text:style-name="T2">TM_CMD</text:span></text:p>
        </draw:line>
        <draw:custom-shape draw:style-name="gr1" draw:text-style-name="P2" draw:layer="layout" svg:width="2.1cm" svg:height="1.4cm" svg:x="13.8cm" svg:y="3.1cm">
          <text:p text:style-name="P1"><text:span text:style-name="T1">DEV LU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cm" svg:height="1.4cm" svg:x="1.5cm" svg:y="3.1cm">
          <text:p text:style-name="P1"><text:span text:style-name="T1">HOST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cm" svg:y1="6cm" svg:x2="9.8cm" svg:y2="6cm">
          <text:p text:style-name="P1"><text:span text:style-name="T2">TM_DONE</text:span></text:p>
        </draw:line>
        <draw:custom-shape draw:style-name="gr5" draw:text-style-name="P4" draw:layer="layout" svg:width="1.8cm" svg:height="0.7cm" svg:x="4.2cm" svg:y="6.6cm">
          <text:p text:style-name="P1"><text:span text:style-name="T1">Abts</text:span><text:span text:style-name="T1">Exc</text:span><text:span text:style-name="T1">h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8cm" svg:height="0.7cm" svg:x="6.9cm" svg:y="6.6cm">
          <text:p text:style-name="P1"><text:span text:style-name="T1">IOExch1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5.9cm" svg:y1="6.8cm" svg:x2="7.1cm" svg:y2="6.8cm">
          <text:p/>
        </draw:line>
        <draw:line draw:style-name="gr7" draw:text-style-name="P3" draw:layer="layout" svg:x1="5.9cm" svg:y1="7.1cm" svg:x2="7.059cm" svg:y2="7.1cm">
          <text:p/>
        </draw:line>
        <draw:line draw:style-name="gr4" draw:text-style-name="P3" draw:layer="layout" svg:x1="3.1cm" svg:y1="7.8cm" svg:x2="5.9cm" svg:y2="7.8cm">
          <text:p text:style-name="P1"><text:span text:style-name="T2">BLS_ACC</text:span></text:p>
        </draw:line>
        <draw:custom-shape draw:style-name="gr5" draw:text-style-name="P4" draw:layer="layout" svg:width="1.8cm" svg:height="0.7cm" svg:x="4.2cm" svg:y="9cm">
          <text:p text:style-name="P1"><text:span text:style-name="T1">AbtsExch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8cm" svg:height="0.7cm" svg:x="6.9cm" svg:y="9cm">
          <text:p text:style-name="P1"><text:span text:style-name="T1">IOExch1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5.9cm" svg:y1="9.3cm" svg:x2="7.059cm" svg:y2="9.3cm">
          <text:p/>
        </draw:line>
        <draw:custom-shape draw:style-name="gr9" draw:text-style-name="P5" draw:layer="layout" svg:width="2.9cm" svg:height="0.7cm" svg:x="6.9cm" svg:y="9.8cm">
          <text:p text:style-name="P1"><text:span text:style-name="T1">添加</text:span><text:span text:style-name="T1">RRQ</text:span><text:span text:style-name="T1">定时器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2cm" svg:y1="8.4cm" svg:x2="6.1cm" svg:y2="8.4cm">
          <text:p text:style-name="P1"><text:span text:style-name="T2">芯片回调</text:span></text:p>
        </draw:line>
        <draw:line draw:style-name="gr3" draw:text-style-name="P3" draw:layer="layout" svg:x1="3.2cm" svg:y1="12.026cm" svg:x2="6.1cm" svg:y2="12.026cm">
          <text:p text:style-name="P1"><text:span text:style-name="T2">ABTS</text:span></text:p>
        </draw:line>
        <draw:line draw:style-name="gr3" draw:text-style-name="P3" draw:layer="layout" svg:x1="7cm" svg:y1="12.726cm" svg:x2="9.9cm" svg:y2="12.726cm">
          <text:p text:style-name="P1"><text:span text:style-name="T2">TM_CMD</text:span></text:p>
        </draw:line>
        <draw:line draw:style-name="gr4" draw:text-style-name="P3" draw:layer="layout" svg:x1="7cm" svg:y1="13.226cm" svg:x2="9.8cm" svg:y2="13.226cm">
          <text:p text:style-name="P1"><text:span text:style-name="T2">TM_DONE</text:span></text:p>
        </draw:line>
        <draw:custom-shape draw:style-name="gr5" draw:text-style-name="P4" draw:layer="layout" svg:width="1.8cm" svg:height="0.7cm" svg:x="4.2cm" svg:y="14.726cm">
          <text:p text:style-name="P1"><text:span text:style-name="T1">AbtsExch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8cm" svg:height="0.7cm" svg:x="6.9cm" svg:y="14.726cm">
          <text:p text:style-name="P1"><text:span text:style-name="T1">IOExch2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5.9cm" svg:y1="14.926cm" svg:x2="7.1cm" svg:y2="14.926cm">
          <text:p/>
        </draw:line>
        <draw:line draw:style-name="gr7" draw:text-style-name="P3" draw:layer="layout" svg:x1="5.9cm" svg:y1="15.226cm" svg:x2="7.059cm" svg:y2="15.226cm">
          <text:p/>
        </draw:line>
        <draw:line draw:style-name="gr4" draw:text-style-name="P3" draw:layer="layout" svg:x1="3.1cm" svg:y1="15.826cm" svg:x2="5.9cm" svg:y2="15.826cm">
          <text:p text:style-name="P1"><text:span text:style-name="T2">BLS_ACC</text:span></text:p>
        </draw:line>
        <draw:line draw:style-name="gr3" draw:text-style-name="P3" draw:layer="layout" svg:x1="3.2cm" svg:y1="18.126cm" svg:x2="6.1cm" svg:y2="18.126cm">
          <text:p text:style-name="P1"><text:span text:style-name="T2">芯片回调</text:span></text:p>
        </draw:line>
        <draw:custom-shape draw:style-name="gr5" draw:text-style-name="P4" draw:layer="layout" svg:width="1.8cm" svg:height="0.7cm" svg:x="6.901cm" svg:y="13.7cm">
          <text:p text:style-name="P1"><text:span text:style-name="T1">IOExch1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6.1cm" svg:y1="14.6cm" svg:x2="7.06cm" svg:y2="14cm">
          <text:p/>
        </draw:line>
        <draw:custom-shape draw:style-name="gr5" draw:text-style-name="P4" draw:layer="layout" svg:width="1.8cm" svg:height="0.7cm" svg:x="4.201cm" svg:y="17.126cm">
          <text:p text:style-name="P1"><text:span text:style-name="T1">AbtsExch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8cm" svg:height="0.7cm" svg:x="6.901cm" svg:y="17.126cm">
          <text:p text:style-name="P1"><text:span text:style-name="T1">IOExch2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5.901cm" svg:y1="17.326cm" svg:x2="7.101cm" svg:y2="17.326cm">
          <text:p/>
        </draw:line>
        <draw:line draw:style-name="gr7" draw:text-style-name="P3" draw:layer="layout" svg:x1="5.901cm" svg:y1="17.626cm" svg:x2="7.06cm" svg:y2="17.626cm">
          <text:p/>
        </draw:line>
        <draw:custom-shape draw:style-name="gr10" draw:text-style-name="P4" draw:layer="layout" svg:width="1.798cm" svg:height="0.7cm" svg:x="6.902cm" svg:y="16.1cm">
          <text:p text:style-name="P1"><text:span text:style-name="T1">IOExch1 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6.101cm" svg:y1="17cm" svg:x2="7.061cm" svg:y2="16.4cm">
          <text:p/>
        </draw:line>
        <draw:custom-shape draw:style-name="gr11" draw:text-style-name="P7" draw:layer="layout" svg:width="4.3cm" svg:height="2cm" svg:x="9.2cm" svg:y="15.4cm">
          <text:p text:style-name="P6"><text:span text:style-name="T2">RRQ</text:span><text:span text:style-name="T2">定时器超时</text:span><text:span text:style-name="T2">,AbtsExch</text:span><text:span text:style-name="T2">回调函数置空</text:span><text:span text:style-name="T2">,</text:span><text:span text:style-name="T2">芯片中断上来时无回调函数</text:span><text:span text:style-name="T2">,</text:span><text:span text:style-name="T2">无法添加</text:span><text:span text:style-name="T2">IOexch2</text:span><text:span text:style-name="T2">的定时器</text:span><text:span text:style-name="T2">,</text:span><text:span text:style-name="T2">导致</text:span><text:span text:style-name="T2">IO2</text:span><text:span text:style-name="T2">无法</text:span><text:span text:style-name="T2">done</text:span><text:span text:style-name="T2">回给</text:span><text:span text:style-name="T2">TGT</text:span></text:p>
          <draw:enhanced-geometry svg:viewBox="0 0 21600 21600" draw:glue-points="10800 0 0 10800 10800 21600 21600 10800 ?f40 ?f41" draw:text-areas="0 0 21600 21600" draw:type="rectangular-callout" draw:modifiers="-1823.0179028133 8840.77961019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1T12:51:06.728065007</meta:creation-date>
    <meta:generator>LibreOffice/5.1.4.2$Linux_X86_64 LibreOffice_project/10m0$Build-2</meta:generator>
    <dc:date>2016-07-30T07:38:45.703751440</dc:date>
    <meta:editing-duration>PT36M24S</meta:editing-duration>
    <meta:editing-cycles>3</meta:editing-cycles>
    <meta:document-statistic meta:object-count="38"/>
  </office:meta>
</office:document-meta>
</file>